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5698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0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1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2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3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3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1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Versuchung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1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0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8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8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table:number-columns-repeated="2"/>
          <table:table-cell office:value-type="float" office:value="68" table:formula="of:=SUM([.C1:.C95])" table:style-name="ce1">
            <text:p>68</text:p>
          </table:table-cell>
          <table:table-cell table:style-name="ce10"/>
          <table:table-cell table:number-columns-repeated="16380"/>
        </table:table-row>
        <table:table-row table:number-rows-repeated="1048479" table:style-name="ro1">
          <table:table-cell table:number-columns-repeated="3"/>
          <table:table-cell table:style-name="ce10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6T11:35:59Z</dc:date>
    <meta:editing-duration>PT0S</meta:editing-duration>
  </office:meta>
</office:document-meta>
</file>